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f4e4" officeooo:paragraph-rsid="000af4e4"/>
    </style:style>
    <style:style style:name="P2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do apt-get install sox libsox-fmt-all</text:p>
      <text:p text:style-name="P1">usage: play [filename]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2:04:33.884953638</meta:creation-date>
    <dc:date>2017-10-05T12:05:03.568117640</dc:date>
    <meta:editing-duration>PT31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2" meta:word-count="8" meta:character-count="61" meta:non-whitespace-character-count="55"/>
  </office:meta>
</office:document-meta>
</file>